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95.359"/>
          <table:table-cell office:value-type="float" office:value="194.882"/>
          <table:table-cell office:value-type="float" office:value="189.38"/>
          <table:table-cell office:value-type="float" office:value="0.0"/>
          <table:table-cell office:value-type="float" office:value="0.0"/>
          <table:table-cell office:value-type="float" office:value="891.0"/>
          <table:table-cell office:value-type="float" office:value="347466.0"/>
          <table:table-cell office:value-type="float" office:value="2284288.0"/>
          <table:table-cell office:value-type="float" office:value="537864.0"/>
          <table:table-cell office:value-type="float" office:value="1968621.0"/>
          <table:table-cell office:value-type="float" office:value="4832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59231"/>
          <table:table-cell office:value-type="float" office:value="6.92"/>
          <table:table-cell office:value-type="float" office:value="1.45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982.0"/>
          <table:table-cell office:value-type="float" office:value="30899.0"/>
          <table:table-cell office:value-type="float" office:value="537864.0"/>
          <table:table-cell office:value-type="float" office:value="1968621.0"/>
          <table:table-cell office:value-type="float" office:value="480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44543"/>
          <table:table-cell office:value-type="float" office:value="2.8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48945.0"/>
          <table:table-cell office:value-type="float" office:value="1390377.0"/>
          <table:table-cell office:value-type="float" office:value="28918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85.3446"/>
          <table:table-cell office:value-type="float" office:value="84.848"/>
          <table:table-cell office:value-type="float" office:value="79.36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122964.0"/>
          <table:table-cell office:value-type="float" office:value="1327717.0"/>
          <table:table-cell office:value-type="float" office:value="537864.0"/>
          <table:table-cell office:value-type="float" office:value="1968622.0"/>
          <table:table-cell office:value-type="float" office:value="4811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3265"/>
          <table:table-cell office:value-type="float" office:value="29.537"/>
          <table:table-cell office:value-type="float" office:value="24.11"/>
          <table:table-cell office:value-type="float" office:value="1.0"/>
          <table:table-cell office:value-type="float" office:value="0.0"/>
          <table:table-cell office:value-type="float" office:value="77.0"/>
          <table:table-cell office:value-type="float" office:value="25376.0"/>
          <table:table-cell office:value-type="float" office:value="450780.0"/>
          <table:table-cell office:value-type="float" office:value="537864.0"/>
          <table:table-cell office:value-type="float" office:value="1968622.0"/>
          <table:table-cell office:value-type="float" office:value="4833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35415"/>
          <table:table-cell office:value-type="float" office:value="2.8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48945.0"/>
          <table:table-cell office:value-type="float" office:value="1390377.0"/>
          <table:table-cell office:value-type="float" office:value="28865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85.7811"/>
          <table:table-cell office:value-type="float" office:value="85.326"/>
          <table:table-cell office:value-type="float" office:value="79.81"/>
          <table:table-cell office:value-type="float" office:value="0.0"/>
          <table:table-cell office:value-type="float" office:value="0.0"/>
          <table:table-cell office:value-type="float" office:value="320.0"/>
          <table:table-cell office:value-type="float" office:value="117491.0"/>
          <table:table-cell office:value-type="float" office:value="1090292.0"/>
          <table:table-cell office:value-type="float" office:value="537864.0"/>
          <table:table-cell office:value-type="float" office:value="1968621.0"/>
          <table:table-cell office:value-type="float" office:value="4833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3821"/>
          <table:table-cell office:value-type="float" office:value="31.724"/>
          <table:table-cell office:value-type="float" office:value="26.35"/>
          <table:table-cell office:value-type="float" office:value="1.0"/>
          <table:table-cell office:value-type="float" office:value="0.0"/>
          <table:table-cell office:value-type="float" office:value="157.0"/>
          <table:table-cell office:value-type="float" office:value="53287.0"/>
          <table:table-cell office:value-type="float" office:value="464417.0"/>
          <table:table-cell office:value-type="float" office:value="537864.0"/>
          <table:table-cell office:value-type="float" office:value="1968621.0"/>
          <table:table-cell office:value-type="float" office:value="480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58042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48945.0"/>
          <table:table-cell office:value-type="float" office:value="1390377.0"/>
          <table:table-cell office:value-type="float" office:value="2897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08.929"/>
          <table:table-cell office:value-type="float" office:value="108.448"/>
          <table:table-cell office:value-type="float" office:value="102.81"/>
          <table:table-cell office:value-type="float" office:value="0.0"/>
          <table:table-cell office:value-type="float" office:value="0.0"/>
          <table:table-cell office:value-type="float" office:value="444.0"/>
          <table:table-cell office:value-type="float" office:value="160673.0"/>
          <table:table-cell office:value-type="float" office:value="1232851.0"/>
          <table:table-cell office:value-type="float" office:value="537864.0"/>
          <table:table-cell office:value-type="float" office:value="1968621.0"/>
          <table:table-cell office:value-type="float" office:value="4805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2.926"/>
          <table:table-cell office:value-type="float" office:value="232.371"/>
          <table:table-cell office:value-type="float" office:value="226.99"/>
          <table:table-cell office:value-type="float" office:value="0.0"/>
          <table:table-cell office:value-type="float" office:value="0.0"/>
          <table:table-cell office:value-type="float" office:value="1179.0"/>
          <table:table-cell office:value-type="float" office:value="495930.0"/>
          <table:table-cell office:value-type="float" office:value="2181418.0"/>
          <table:table-cell office:value-type="float" office:value="537864.0"/>
          <table:table-cell office:value-type="float" office:value="1968621.0"/>
          <table:table-cell office:value-type="float" office:value="4833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7071"/>
          <table:table-cell office:value-type="float" office:value="2.5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48945.0"/>
          <table:table-cell office:value-type="float" office:value="1390377.0"/>
          <table:table-cell office:value-type="float" office:value="2877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657.056"/>
          <table:table-cell office:value-type="float" office:value="656.544"/>
          <table:table-cell office:value-type="float" office:value="650.95"/>
          <table:table-cell office:value-type="float" office:value="0.0"/>
          <table:table-cell office:value-type="float" office:value="0.0"/>
          <table:table-cell office:value-type="float" office:value="2374.0"/>
          <table:table-cell office:value-type="float" office:value="1132663.0"/>
          <table:table-cell office:value-type="float" office:value="7458207.0"/>
          <table:table-cell office:value-type="float" office:value="537864.0"/>
          <table:table-cell office:value-type="float" office:value="1968622.0"/>
          <table:table-cell office:value-type="float" office:value="481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7277"/>
          <table:table-cell office:value-type="float" office:value="15.11"/>
          <table:table-cell office:value-type="float" office:value="9.71"/>
          <table:table-cell office:value-type="float" office:value="1.0"/>
          <table:table-cell office:value-type="float" office:value="0.0"/>
          <table:table-cell office:value-type="float" office:value="32.0"/>
          <table:table-cell office:value-type="float" office:value="8406.0"/>
          <table:table-cell office:value-type="float" office:value="188599.0"/>
          <table:table-cell office:value-type="float" office:value="537864.0"/>
          <table:table-cell office:value-type="float" office:value="1968622.0"/>
          <table:table-cell office:value-type="float" office:value="481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40632"/>
          <table:table-cell office:value-type="float" office:value="2.8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48945.0"/>
          <table:table-cell office:value-type="float" office:value="1390377.0"/>
          <table:table-cell office:value-type="float" office:value="2913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81.9231"/>
          <table:table-cell office:value-type="float" office:value="81.306"/>
          <table:table-cell office:value-type="float" office:value="75.68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38950.0"/>
          <table:table-cell office:value-type="float" office:value="1037249.0"/>
          <table:table-cell office:value-type="float" office:value="590948.0"/>
          <table:table-cell office:value-type="float" office:value="2176347.0"/>
          <table:table-cell office:value-type="float" office:value="5059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561"/>
          <table:table-cell office:value-type="float" office:value="31.019"/>
          <table:table-cell office:value-type="float" office:value="25.46"/>
          <table:table-cell office:value-type="float" office:value="0.0"/>
          <table:table-cell office:value-type="float" office:value="0.0"/>
          <table:table-cell office:value-type="float" office:value="219.0"/>
          <table:table-cell office:value-type="float" office:value="61678.0"/>
          <table:table-cell office:value-type="float" office:value="319889.0"/>
          <table:table-cell office:value-type="float" office:value="590948.0"/>
          <table:table-cell office:value-type="float" office:value="2176347.0"/>
          <table:table-cell office:value-type="float" office:value="5076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3392"/>
          <table:table-cell office:value-type="float" office:value="3.2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02027.0"/>
          <table:table-cell office:value-type="float" office:value="1606146.0"/>
          <table:table-cell office:value-type="float" office:value="3145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62.131"/>
          <table:table-cell office:value-type="float" office:value="161.52"/>
          <table:table-cell office:value-type="float" office:value="155.93"/>
          <table:table-cell office:value-type="float" office:value="0.0"/>
          <table:table-cell office:value-type="float" office:value="0.0"/>
          <table:table-cell office:value-type="float" office:value="765.0"/>
          <table:table-cell office:value-type="float" office:value="294870.0"/>
          <table:table-cell office:value-type="float" office:value="2213761.0"/>
          <table:table-cell office:value-type="float" office:value="590948.0"/>
          <table:table-cell office:value-type="float" office:value="2176347.0"/>
          <table:table-cell office:value-type="float" office:value="5076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3968"/>
          <table:table-cell office:value-type="float" office:value="13.759"/>
          <table:table-cell office:value-type="float" office:value="8.12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011.0"/>
          <table:table-cell office:value-type="float" office:value="111250.0"/>
          <table:table-cell office:value-type="float" office:value="590948.0"/>
          <table:table-cell office:value-type="float" office:value="2176347.0"/>
          <table:table-cell office:value-type="float" office:value="5100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94773"/>
          <table:table-cell office:value-type="float" office:value="3.3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02027.0"/>
          <table:table-cell office:value-type="float" office:value="1606146.0"/>
          <table:table-cell office:value-type="float" office:value="31598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77.8504"/>
          <table:table-cell office:value-type="float" office:value="77.334"/>
          <table:table-cell office:value-type="float" office:value="71.44"/>
          <table:table-cell office:value-type="float" office:value="0.0"/>
          <table:table-cell office:value-type="float" office:value="0.0"/>
          <table:table-cell office:value-type="float" office:value="316.0"/>
          <table:table-cell office:value-type="float" office:value="116942.0"/>
          <table:table-cell office:value-type="float" office:value="1067516.0"/>
          <table:table-cell office:value-type="float" office:value="590948.0"/>
          <table:table-cell office:value-type="float" office:value="2176348.0"/>
          <table:table-cell office:value-type="float" office:value="5076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1093"/>
          <table:table-cell office:value-type="float" office:value="9.483"/>
          <table:table-cell office:value-type="float" office:value="3.79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207.0"/>
          <table:table-cell office:value-type="float" office:value="46106.0"/>
          <table:table-cell office:value-type="float" office:value="590948.0"/>
          <table:table-cell office:value-type="float" office:value="2176348.0"/>
          <table:table-cell office:value-type="float" office:value="5088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87805"/>
          <table:table-cell office:value-type="float" office:value="3.3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02027.0"/>
          <table:table-cell office:value-type="float" office:value="1606146.0"/>
          <table:table-cell office:value-type="float" office:value="31268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678.539"/>
          <table:table-cell office:value-type="float" office:value="677.931"/>
          <table:table-cell office:value-type="float" office:value="672.56"/>
          <table:table-cell office:value-type="float" office:value="0.0"/>
          <table:table-cell office:value-type="float" office:value="0.0"/>
          <table:table-cell office:value-type="float" office:value="2620.0"/>
          <table:table-cell office:value-type="float" office:value="1248096.0"/>
          <table:table-cell office:value-type="float" office:value="6825027.0"/>
          <table:table-cell office:value-type="float" office:value="590948.0"/>
          <table:table-cell office:value-type="float" office:value="2176349.0"/>
          <table:table-cell office:value-type="float" office:value="5076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.7532"/>
          <table:table-cell office:value-type="float" office:value="50.148"/>
          <table:table-cell office:value-type="float" office:value="44.51"/>
          <table:table-cell office:value-type="float" office:value="0.0"/>
          <table:table-cell office:value-type="float" office:value="0.0"/>
          <table:table-cell office:value-type="float" office:value="325.0"/>
          <table:table-cell office:value-type="float" office:value="112427.0"/>
          <table:table-cell office:value-type="float" office:value="511791.0"/>
          <table:table-cell office:value-type="float" office:value="590948.0"/>
          <table:table-cell office:value-type="float" office:value="2176349.0"/>
          <table:table-cell office:value-type="float" office:value="5100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4896"/>
          <table:table-cell office:value-type="float" office:value="3.3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02027.0"/>
          <table:table-cell office:value-type="float" office:value="1606146.0"/>
          <table:table-cell office:value-type="float" office:value="31388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59.0459"/>
          <table:table-cell office:value-type="float" office:value="58.514"/>
          <table:table-cell office:value-type="float" office:value="52.49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83557.0"/>
          <table:table-cell office:value-type="float" office:value="810904.0"/>
          <table:table-cell office:value-type="float" office:value="590948.0"/>
          <table:table-cell office:value-type="float" office:value="2176349.0"/>
          <table:table-cell office:value-type="float" office:value="5055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.7444"/>
          <table:table-cell office:value-type="float" office:value="42.08"/>
          <table:table-cell office:value-type="float" office:value="36.45"/>
          <table:table-cell office:value-type="float" office:value="0.0"/>
          <table:table-cell office:value-type="float" office:value="0.0"/>
          <table:table-cell office:value-type="float" office:value="270.0"/>
          <table:table-cell office:value-type="float" office:value="94292.0"/>
          <table:table-cell office:value-type="float" office:value="438406.0"/>
          <table:table-cell office:value-type="float" office:value="590948.0"/>
          <table:table-cell office:value-type="float" office:value="2176349.0"/>
          <table:table-cell office:value-type="float" office:value="5100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6404"/>
          <table:table-cell office:value-type="float" office:value="3.3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02027.0"/>
          <table:table-cell office:value-type="float" office:value="1606146.0"/>
          <table:table-cell office:value-type="float" office:value="3132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37.769"/>
          <table:table-cell office:value-type="float" office:value="37.378"/>
          <table:table-cell office:value-type="float" office:value="35.23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90865.0"/>
          <table:table-cell office:value-type="float" office:value="604753.0"/>
          <table:table-cell office:value-type="float" office:value="218081.0"/>
          <table:table-cell office:value-type="float" office:value="770128.0"/>
          <table:table-cell office:value-type="float" office:value="2665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5.461"/>
          <table:table-cell office:value-type="float" office:value="304.974"/>
          <table:table-cell office:value-type="float" office:value="302.68"/>
          <table:table-cell office:value-type="float" office:value="0.0"/>
          <table:table-cell office:value-type="float" office:value="0.0"/>
          <table:table-cell office:value-type="float" office:value="2043.0"/>
          <table:table-cell office:value-type="float" office:value="823459.0"/>
          <table:table-cell office:value-type="float" office:value="2975669.0"/>
          <table:table-cell office:value-type="float" office:value="218081.0"/>
          <table:table-cell office:value-type="float" office:value="770128.0"/>
          <table:table-cell office:value-type="float" office:value="2646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46372"/>
          <table:table-cell office:value-type="float" office:value="0.9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6229.0"/>
          <table:table-cell office:value-type="float" office:value="452888.0"/>
          <table:table-cell office:value-type="float" office:value="16468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49.135"/>
          <table:table-cell office:value-type="float" office:value="48.76"/>
          <table:table-cell office:value-type="float" office:value="46.89"/>
          <table:table-cell office:value-type="float" office:value="0.0"/>
          <table:table-cell office:value-type="float" office:value="0.0"/>
          <table:table-cell office:value-type="float" office:value="378.0"/>
          <table:table-cell office:value-type="float" office:value="129738.0"/>
          <table:table-cell office:value-type="float" office:value="827781.0"/>
          <table:table-cell office:value-type="float" office:value="218081.0"/>
          <table:table-cell office:value-type="float" office:value="770128.0"/>
          <table:table-cell office:value-type="float" office:value="2675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5146"/>
          <table:table-cell office:value-type="float" office:value="2.541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29.0"/>
          <table:table-cell office:value-type="float" office:value="5290.0"/>
          <table:table-cell office:value-type="float" office:value="218081.0"/>
          <table:table-cell office:value-type="float" office:value="770128.0"/>
          <table:table-cell office:value-type="float" office:value="2646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44099"/>
          <table:table-cell office:value-type="float" office:value="1.0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6229.0"/>
          <table:table-cell office:value-type="float" office:value="452888.0"/>
          <table:table-cell office:value-type="float" office:value="16468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32.9803"/>
          <table:table-cell office:value-type="float" office:value="32.64"/>
          <table:table-cell office:value-type="float" office:value="30.76"/>
          <table:table-cell office:value-type="float" office:value="0.0"/>
          <table:table-cell office:value-type="float" office:value="0.0"/>
          <table:table-cell office:value-type="float" office:value="245.0"/>
          <table:table-cell office:value-type="float" office:value="77271.0"/>
          <table:table-cell office:value-type="float" office:value="572203.0"/>
          <table:table-cell office:value-type="float" office:value="218081.0"/>
          <table:table-cell office:value-type="float" office:value="770128.0"/>
          <table:table-cell office:value-type="float" office:value="2638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9774"/>
          <table:table-cell office:value-type="float" office:value="3.277"/>
          <table:table-cell office:value-type="float" office:value="1.04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450.0"/>
          <table:table-cell office:value-type="float" office:value="16994.0"/>
          <table:table-cell office:value-type="float" office:value="218081.0"/>
          <table:table-cell office:value-type="float" office:value="770128.0"/>
          <table:table-cell office:value-type="float" office:value="2667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35412"/>
          <table:table-cell office:value-type="float" office:value="0.9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6229.0"/>
          <table:table-cell office:value-type="float" office:value="452888.0"/>
          <table:table-cell office:value-type="float" office:value="1646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61.1349"/>
          <table:table-cell office:value-type="float" office:value="60.742"/>
          <table:table-cell office:value-type="float" office:value="58.6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173667.0"/>
          <table:table-cell office:value-type="float" office:value="791759.0"/>
          <table:table-cell office:value-type="float" office:value="218081.0"/>
          <table:table-cell office:value-type="float" office:value="770128.0"/>
          <table:table-cell office:value-type="float" office:value="2664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9551"/>
          <table:table-cell office:value-type="float" office:value="2.891"/>
          <table:table-cell office:value-type="float" office:value="0.64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06.0"/>
          <table:table-cell office:value-type="float" office:value="8780.0"/>
          <table:table-cell office:value-type="float" office:value="218081.0"/>
          <table:table-cell office:value-type="float" office:value="770128.0"/>
          <table:table-cell office:value-type="float" office:value="2668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49564"/>
          <table:table-cell office:value-type="float" office:value="1.0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6229.0"/>
          <table:table-cell office:value-type="float" office:value="452888.0"/>
          <table:table-cell office:value-type="float" office:value="1671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33.7883"/>
          <table:table-cell office:value-type="float" office:value="33.437"/>
          <table:table-cell office:value-type="float" office:value="31.3"/>
          <table:table-cell office:value-type="float" office:value="0.0"/>
          <table:table-cell office:value-type="float" office:value="0.0"/>
          <table:table-cell office:value-type="float" office:value="219.0"/>
          <table:table-cell office:value-type="float" office:value="71333.0"/>
          <table:table-cell office:value-type="float" office:value="543688.0"/>
          <table:table-cell office:value-type="float" office:value="218081.0"/>
          <table:table-cell office:value-type="float" office:value="770128.0"/>
          <table:table-cell office:value-type="float" office:value="2638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92336"/>
          <table:table-cell office:value-type="float" office:value="4.458"/>
          <table:table-cell office:value-type="float" office:value="2.23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4389.0"/>
          <table:table-cell office:value-type="float" office:value="34553.0"/>
          <table:table-cell office:value-type="float" office:value="218081.0"/>
          <table:table-cell office:value-type="float" office:value="770128.0"/>
          <table:table-cell office:value-type="float" office:value="2644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46042"/>
          <table:table-cell office:value-type="float" office:value="1.0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6229.0"/>
          <table:table-cell office:value-type="float" office:value="452888.0"/>
          <table:table-cell office:value-type="float" office:value="1646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46.562"/>
          <table:table-cell office:value-type="float" office:value="145.995"/>
          <table:table-cell office:value-type="float" office:value="141.01"/>
          <table:table-cell office:value-type="float" office:value="0.0"/>
          <table:table-cell office:value-type="float" office:value="0.0"/>
          <table:table-cell office:value-type="float" office:value="619.0"/>
          <table:table-cell office:value-type="float" office:value="245149.0"/>
          <table:table-cell office:value-type="float" office:value="2038685.0"/>
          <table:table-cell office:value-type="float" office:value="509535.0"/>
          <table:table-cell office:value-type="float" office:value="1856906.0"/>
          <table:table-cell office:value-type="float" office:value="4701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5011"/>
          <table:table-cell office:value-type="float" office:value="23.974"/>
          <table:table-cell office:value-type="float" office:value="19.05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53036.0"/>
          <table:table-cell office:value-type="float" office:value="232851.0"/>
          <table:table-cell office:value-type="float" office:value="509535.0"/>
          <table:table-cell office:value-type="float" office:value="1856906.0"/>
          <table:table-cell office:value-type="float" office:value="4667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975"/>
          <table:table-cell office:value-type="float" office:value="2.4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20607.0"/>
          <table:table-cell office:value-type="float" office:value="1275132.0"/>
          <table:table-cell office:value-type="float" office:value="2772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52.2708"/>
          <table:table-cell office:value-type="float" office:value="51.635"/>
          <table:table-cell office:value-type="float" office:value="46.68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92812.0"/>
          <table:table-cell office:value-type="float" office:value="809746.0"/>
          <table:table-cell office:value-type="float" office:value="509535.0"/>
          <table:table-cell office:value-type="float" office:value="1856905.0"/>
          <table:table-cell office:value-type="float" office:value="4698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8917"/>
          <table:table-cell office:value-type="float" office:value="22.354"/>
          <table:table-cell office:value-type="float" office:value="17.57"/>
          <table:table-cell office:value-type="float" office:value="0.0"/>
          <table:table-cell office:value-type="float" office:value="0.0"/>
          <table:table-cell office:value-type="float" office:value="143.0"/>
          <table:table-cell office:value-type="float" office:value="45265.0"/>
          <table:table-cell office:value-type="float" office:value="215371.0"/>
          <table:table-cell office:value-type="float" office:value="509535.0"/>
          <table:table-cell office:value-type="float" office:value="1856905.0"/>
          <table:table-cell office:value-type="float" office:value="4682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3622"/>
          <table:table-cell office:value-type="float" office:value="2.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20607.0"/>
          <table:table-cell office:value-type="float" office:value="1275132.0"/>
          <table:table-cell office:value-type="float" office:value="27583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85.2992"/>
          <table:table-cell office:value-type="float" office:value="84.611"/>
          <table:table-cell office:value-type="float" office:value="75.7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6433.0"/>
          <table:table-cell office:value-type="float" office:value="937372.0"/>
          <table:table-cell office:value-type="float" office:value="509535.0"/>
          <table:table-cell office:value-type="float" office:value="1856905.0"/>
          <table:table-cell office:value-type="float" office:value="470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.6129"/>
          <table:table-cell office:value-type="float" office:value="74.985"/>
          <table:table-cell office:value-type="float" office:value="70.05"/>
          <table:table-cell office:value-type="float" office:value="1.0"/>
          <table:table-cell office:value-type="float" office:value="0.0"/>
          <table:table-cell office:value-type="float" office:value="381.0"/>
          <table:table-cell office:value-type="float" office:value="152375.0"/>
          <table:table-cell office:value-type="float" office:value="1450272.0"/>
          <table:table-cell office:value-type="float" office:value="509535.0"/>
          <table:table-cell office:value-type="float" office:value="1856905.0"/>
          <table:table-cell office:value-type="float" office:value="467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9909"/>
          <table:table-cell office:value-type="float" office:value="2.4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20607.0"/>
          <table:table-cell office:value-type="float" office:value="1275132.0"/>
          <table:table-cell office:value-type="float" office:value="2759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499.587"/>
          <table:table-cell office:value-type="float" office:value="499.001"/>
          <table:table-cell office:value-type="float" office:value="493.95"/>
          <table:table-cell office:value-type="float" office:value="0.0"/>
          <table:table-cell office:value-type="float" office:value="0.0"/>
          <table:table-cell office:value-type="float" office:value="2211.0"/>
          <table:table-cell office:value-type="float" office:value="1066387.0"/>
          <table:table-cell office:value-type="float" office:value="5015064.0"/>
          <table:table-cell office:value-type="float" office:value="509535.0"/>
          <table:table-cell office:value-type="float" office:value="1856905.0"/>
          <table:table-cell office:value-type="float" office:value="4664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2086"/>
          <table:table-cell office:value-type="float" office:value="7.651"/>
          <table:table-cell office:value-type="float" office:value="2.72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233.0"/>
          <table:table-cell office:value-type="float" office:value="117834.0"/>
          <table:table-cell office:value-type="float" office:value="509535.0"/>
          <table:table-cell office:value-type="float" office:value="1856905.0"/>
          <table:table-cell office:value-type="float" office:value="4701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5197"/>
          <table:table-cell office:value-type="float" office:value="2.5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20607.0"/>
          <table:table-cell office:value-type="float" office:value="1275132.0"/>
          <table:table-cell office:value-type="float" office:value="2762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06.27"/>
          <table:table-cell office:value-type="float" office:value="105.754"/>
          <table:table-cell office:value-type="float" office:value="100.73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194990.0"/>
          <table:table-cell office:value-type="float" office:value="1577485.0"/>
          <table:table-cell office:value-type="float" office:value="509535.0"/>
          <table:table-cell office:value-type="float" office:value="1856907.0"/>
          <table:table-cell office:value-type="float" office:value="4647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3.167"/>
          <table:table-cell office:value-type="float" office:value="112.595"/>
          <table:table-cell office:value-type="float" office:value="107.78"/>
          <table:table-cell office:value-type="float" office:value="1.0"/>
          <table:table-cell office:value-type="float" office:value="0.0"/>
          <table:table-cell office:value-type="float" office:value="643.0"/>
          <table:table-cell office:value-type="float" office:value="243157.0"/>
          <table:table-cell office:value-type="float" office:value="1949736.0"/>
          <table:table-cell office:value-type="float" office:value="509535.0"/>
          <table:table-cell office:value-type="float" office:value="1856907.0"/>
          <table:table-cell office:value-type="float" office:value="4701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6266"/>
          <table:table-cell office:value-type="float" office:value="2.5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20607.0"/>
          <table:table-cell office:value-type="float" office:value="1275132.0"/>
          <table:table-cell office:value-type="float" office:value="2757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13154"/>
          <table:table-cell office:value-type="float" office:value="1.785"/>
          <table:table-cell office:value-type="float" office:value="0.91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554.0"/>
          <table:table-cell office:value-type="float" office:value="35391.0"/>
          <table:table-cell office:value-type="float" office:value="81826.0"/>
          <table:table-cell office:value-type="float" office:value="283528.0"/>
          <table:table-cell office:value-type="float" office:value="1624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905"/>
          <table:table-cell office:value-type="float" office:value="0.7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09.0"/>
          <table:table-cell office:value-type="float" office:value="81826.0"/>
          <table:table-cell office:value-type="float" office:value="283528.0"/>
          <table:table-cell office:value-type="float" office:value="1598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24075"/>
          <table:table-cell office:value-type="float" office:value="0.3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7218.0"/>
          <table:table-cell office:value-type="float" office:value="144569.0"/>
          <table:table-cell office:value-type="float" office:value="1223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58742"/>
          <table:table-cell office:value-type="float" office:value="1.229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939.0"/>
          <table:table-cell office:value-type="float" office:value="16635.0"/>
          <table:table-cell office:value-type="float" office:value="81826.0"/>
          <table:table-cell office:value-type="float" office:value="283528.0"/>
          <table:table-cell office:value-type="float" office:value="1622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569"/>
          <table:table-cell office:value-type="float" office:value="0.78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44.0"/>
          <table:table-cell office:value-type="float" office:value="81826.0"/>
          <table:table-cell office:value-type="float" office:value="283528.0"/>
          <table:table-cell office:value-type="float" office:value="1622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22099"/>
          <table:table-cell office:value-type="float" office:value="0.3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7218.0"/>
          <table:table-cell office:value-type="float" office:value="144569.0"/>
          <table:table-cell office:value-type="float" office:value="12182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23304"/>
          <table:table-cell office:value-type="float" office:value="0.82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699.0"/>
          <table:table-cell office:value-type="float" office:value="81826.0"/>
          <table:table-cell office:value-type="float" office:value="283528.0"/>
          <table:table-cell office:value-type="float" office:value="160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5591"/>
          <table:table-cell office:value-type="float" office:value="0.76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2.0"/>
          <table:table-cell office:value-type="float" office:value="81826.0"/>
          <table:table-cell office:value-type="float" office:value="283528.0"/>
          <table:table-cell office:value-type="float" office:value="1616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8004"/>
          <table:table-cell office:value-type="float" office:value="0.4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7218.0"/>
          <table:table-cell office:value-type="float" office:value="144569.0"/>
          <table:table-cell office:value-type="float" office:value="11364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2193"/>
          <table:table-cell office:value-type="float" office:value="0.85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1212.0"/>
          <table:table-cell office:value-type="float" office:value="81826.0"/>
          <table:table-cell office:value-type="float" office:value="283528.0"/>
          <table:table-cell office:value-type="float" office:value="1594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8707"/>
          <table:table-cell office:value-type="float" office:value="0.83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9.0"/>
          <table:table-cell office:value-type="float" office:value="81826.0"/>
          <table:table-cell office:value-type="float" office:value="283528.0"/>
          <table:table-cell office:value-type="float" office:value="1599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24363"/>
          <table:table-cell office:value-type="float" office:value="0.3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7218.0"/>
          <table:table-cell office:value-type="float" office:value="144569.0"/>
          <table:table-cell office:value-type="float" office:value="1223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22711"/>
          <table:table-cell office:value-type="float" office:value="0.8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1733.0"/>
          <table:table-cell office:value-type="float" office:value="81826.0"/>
          <table:table-cell office:value-type="float" office:value="283528.0"/>
          <table:table-cell office:value-type="float" office:value="1593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00.0"/>
          <table:table-cell office:value-type="float" office:value="0.773"/>
          <table:table-cell office:value-type="float" office:value="0.01"/>
          <table:table-cell office:value-type="float" office:value="1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612.0"/>
          <table:table-cell office:value-type="float" office:value="81826.0"/>
          <table:table-cell office:value-type="float" office:value="283528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6306"/>
          <table:table-cell office:value-type="float" office:value="0.4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7218.0"/>
          <table:table-cell office:value-type="float" office:value="144569.0"/>
          <table:table-cell office:value-type="float" office:value="11364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